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vaCompiler.compile( char [ ]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mpiler.compile( String pattern , int 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vaCompiler.compil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vaCompiler.compile( char [ ] pattern , int op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